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50af" officeooo:paragraph-rsid="000250af"/>
    </style:style>
    <style:style style:name="T1" style:family="text">
      <style:text-properties officeooo:rsid="000250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"/></text:p>
      <text:p text:style-name="Standard"/>
      <text:p text:style-name="Standard"/>
      <text:p text:style-name="Standard"/>
      <text:p text:style-name="P1">Name : Odwa</text:p>
      <text:p text:style-name="P1"/>
      <text:p text:style-name="P1">Surname: Nodada</text:p>
      <text:p text:style-name="P1"/>
      <text:p text:style-name="P1"/>
      <text:p text:style-name="P1">Address: Wilton Dyeshana Street </text:p>
      <text:p text:style-name="P1"><text:tab/> <text:s text:c="3"/>Gugulethu</text:p>
      <text:p text:style-name="P1"/>
      <text:p text:style-name="P1">Postal code: 775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0T14:18:52.604474073</meta:creation-date>
    <dc:date>2020-09-10T14:20:58.555674666</dc:date>
    <meta:editing-duration>PT2M6S</meta:editing-duration>
    <meta:editing-cycles>1</meta:editing-cycles>
    <meta:document-statistic meta:table-count="0" meta:image-count="0" meta:object-count="0" meta:page-count="1" meta:paragraph-count="6" meta:word-count="13" meta:character-count="93" meta:non-whitespace-character-count="75"/>
    <meta:generator>LibreOffice/6.4.4.2$Linux_X86_64 LibreOffice_project/40$Build-2</meta:generator>
  </office:meta>
</office:document-meta>
</file>